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text-underline-style="none"/>
    </style:style>
    <style:style style:name="P3" style:family="paragraph" style:parent-style-name="Standard">
      <style:paragraph-properties fo:break-before="page"/>
      <style:text-properties style:text-underline-style="non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P2"/>
      <text:p text:style-name="P2">-Avec plaisir.</text:p>
      <text:p text:style-name="P2"/>
      <text:p text:style-name="P2">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p>
      <text:p text:style-name="P2"/>
      <text:p text:style-name="P2">-Ça te va si on se met ici ? J'ai encore une bonne heure avant de reprendre les cours, et toi ? Alors comme ça, ça se voit tant que ça que j'ai des problèmes d'attention ?</text:p>
      <text:p text:style-name="P2"/>
      <text:p text:style-name="P2">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p>
      <text:p text:style-name="P3">Gamaliel approuva la localisation et les deux garçons s'installèrent donc dans ce carré d'herbe qui avait un petit côté salvateur après l'agitation de la cafétéria. Même s'il était plus ou moins immunisé contre la foule, capable de se plonger dans un état d'ataraxie pratiquement à la demande -parfois involontairement même, Edward savait que l'effervescence ambiante n'était pas une bonne chose pour sa situation sociale, mettant à mal son esprit désorganisé et lui donnant toutes les peines du monde à converser avec quiconque. Aussi le brin de tranquillité que leur offrait cet endroit était plus que bienvenu. Cela lui permettrait d'en apprendre un peu plus sur ce garçon aux cheveux noirs qui était venu à lui, et qui sait, peut-être parviendrait-il lui même à participer à la conversation ?</text:p>
      <text:p text:style-name="P2"/>
      <text:p text:style-name="P2">La bonne nouvelle c'était qu'a priori, Gamaliel avait au moins autant de temps que lui. Il était plus que probable que les deux compères ne consomment pas tout le temps qui leur était disponible, mais au moins ils pourraient discuter un peu. C'est d'ailleurs ce que le peintre en herbe s'empressa de faire en répondant à sa question semi rhétorique par une autre question, soulignant au passage un fait qui tira un sourire en coin à Edward. Effectivement, il fallait lui prêter attention pour se rendre compte de sa différence. C'était l'une des raisons pour lesquelles le garçon n'était pas du genre avenant et qu'il restait souvent en retrait par rapport aux autres. S'ils ne le connaissaient pas, il n'était à leurs yeux qu'un autre gars timide. Cela lui allait bien.</text:p>
      <text:p text:style-name="P2"/>
      <text:p text:style-name="P2">La question de Gamaliel provoqua un petit rire chez le blondin, alors qu'il se demandait si ce dernier pourrait vraiment comprendre ce qu'il ressentait par moment. Ce picotement qui lui parcourait l'échine, lui hurlant de regarder ailleurs, de penser à autre chose. Et de manière contradictoire, sa capacité à se concentrer sur le plus petit détail, pendant un moment éphémère mais suffisant pour briser son attention. Ce sentiment qu'il avait que rien n'était important, qu'il y avait toujours quelque chose de plus intéressant à regarder. Que ses pensées étaient un flux continu qu'il ne fallait pas figer telle une image sur du papier photo, mais laisser suivre son cours, comme il était précisément en train de le faire à l'instant, son esprit s'égarant, se détachant petit à petit de la conversation qu'il était supposé tenir. Edward parvint dans un éclair de lucidité à se rappeler que Gamaliel lui avait posé une question et, après plusieurs secondes sans réaction finit par lui répondre.</text:p>
      <text:p text:style-name="P2"/>
      <text:p text:style-name="P2">-J'étudie le droit. C'est clairement pas facile tous les jours, mais à force on s'y fait. Je compense comme je peux à la maison. C'est pas comme si j'avais beaucoup d'autres choses à faire. Et toi, tu fais quoi ? C'est sur quoi ton mémoire ? Pas sur la critique culinaire j'espère parce que t'avais pas l'air très fort...</text:p>
      <text:p text:style-name="P2"/>
      <text:p text:style-name="P2">Non, il n'y avait aucun moyen pour que Gamaliel comprenne ce qu'il se passait dans sa tête. Si seulement lui-même pouvait y arriver, ce serait déjà un mira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2-21T23:44:48.11</dc:date>
    <dc:creator>Thoé </dc:creator>
    <meta:editing-duration>PT10H48M8S</meta:editing-duration>
    <meta:editing-cycles>515</meta:editing-cycles>
    <meta:generator>OpenOffice/4.1.2$Win32 OpenOffice.org_project/412m3$Build-9782</meta:generator>
    <meta:document-statistic meta:table-count="0" meta:image-count="0" meta:object-count="0" meta:page-count="6" meta:paragraph-count="29" meta:word-count="3030" meta:character-count="18103"/>
  </office:meta>
</office:document-meta>
</file>